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fo:language="es" fo:country="ES" fo:font-weight="bold" style:font-size-asian="10pt" style:font-weight-asian="bold" style:font-size-complex="10pt"/>
    </style:style>
    <style:style style:name="P2" style:family="paragraph" style:parent-style-name="Standard">
      <style:text-properties fo:color="#008000" fo:language="es" fo:country="ES"/>
    </style:style>
    <style:style style:name="P3" style:family="paragraph" style:parent-style-name="Standard">
      <style:text-properties fo:language="es" fo:country="ES"/>
    </style:style>
    <style:style style:name="P4" style:family="paragraph" style:parent-style-name="Standard">
      <style:paragraph-properties fo:margin-left="0cm" fo:margin-right="0cm" fo:text-indent="1.249cm" style:auto-text-indent="false"/>
      <style:text-properties fo:color="#008000" fo:language="es" fo:country="ES"/>
    </style:style>
    <style:style style:name="P5" style:family="paragraph" style:parent-style-name="Standard">
      <style:paragraph-properties fo:margin-left="0cm" fo:margin-right="-0.875cm" fo:text-indent="0cm" style:auto-text-indent="false"/>
      <style:text-properties fo:language="es" fo:country="ES"/>
    </style:style>
    <style:style style:name="P6" style:family="paragraph" style:parent-style-name="Standard" style:master-page-name="Standard">
      <style:paragraph-properties style:page-number="auto"/>
      <style:text-properties fo:color="#008000" fo:font-size="10pt" fo:language="es" fo:country="ES" fo:font-weight="bold" style:font-size-asian="10pt" style:font-weight-asian="bold" style:font-size-complex="10pt"/>
    </style:style>
    <style:style style:name="T1" style:family="text">
      <style:text-properties fo:color="#008000"/>
    </style:style>
    <style:style style:name="T2" style:family="text">
      <style:text-properties fo:text-transform="upperca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N VERDE: EPÍGRAFES DE LA HISTORIA QUE APARECERÁN EN LA PANTALLA CON <text:s/>ESE NOMBRE.</text:p>
      <text:p text:style-name="P1">EN NEGRO: COMENTARIOS.</text:p>
      <text:p text:style-name="P3"/>
      <text:p text:style-name="P3"><text:span text:style-name="T1">NOMBRE Y EDAD </text:span>Visibles, por ejemplo arriba en barra estrecha.</text:p>
      <text:p text:style-name="P3"/>
      <text:p text:style-name="P3">EPISODIOS </text:p>
      <text:p text:style-name="P4">LUMBALGIA CRÓNICA. 10/09/2012</text:p>
      <text:p text:style-name="P4">EMBARAZO 01/02/2011.</text:p>
      <text:p text:style-name="P2"><text:tab/>ABUSO DE ALCOHOL 01/06/2004</text:p>
      <text:p text:style-name="P2"><text:tab/>ALERGIA A PÓLENES <text:s/>03/05/2000</text:p>
      <text:p text:style-name="P5">Debiera existir la posibilidad de cerrar episodios resueltos y que <text:s/>quedasen en un segundo plano accesible a voluntad, o enviar el título del episodio a <text:span text:style-name="T1">ANTECEDENTES</text:span>. La historia requiere estar viva y cambiar según la realidad.</text:p>
      <text:p text:style-name="P5">El orden temporal más útil es el del ejemplo. Lo más reciente, arriba; lo más antiguo, abajo. </text:p>
      <text:p text:style-name="P5">Cada episodio debe permitir mucho texto libre, registrado por la fecha de visita. Este texto debe ser copiable para utilizarlo en un informe o una derivación, por ejemplo. El orden temporal sería el mismo que para los episodios: lo más reciente, arriba; lo más antiguo, abajo. Cuando un episodio tiene 18 anotaciones, facilita mucho ver lo último nada más abrirlo, en lo alto, en vez de tener que mover el texto hasta lo más antiguo.</text:p>
      <text:p text:style-name="P5">Deberás decidir si será posible modificar texto una vez introducido y habiendo salido ya de la historia, pues es obvio que mientras se trabaja el texto modificamos éste por muchas causas legítimas y debe existir la posibilidad de introducir cambios a voluntad. Impedir la modificación de textos antiguos previene contra la falsificación de la historia clínica y da una garantía legal al usuario, aunque también dificulta subsanar errores cuya enmienda no perjudica al usuario en su derecho a la integridad de la historia, como redacción errónea de una idea, o haber escrito por accidente en la historia de otra persona. En el programa informático de la CM (Comunidad de Madrid) existe una huella de acceso y de escritura, que permite determinar quién entró y qué hizo.</text:p>
      <text:p text:style-name="P5"><text:s/>Es bueno disponer de codificación. Esto permite que, o bien cada episodio se titula a discreción como texto libre, o el episodio nuevo se titula a partir del listado de códigos de una clasificación de uso común. Lo mejor sería la CIE, creo van por la CIE 10 (Clasificación Internacional de Enfermedades), o la CIAP, más específica de medicina de familia. CIAP significa Clasificación Internacional para Atención Primaria. En Cataluña la mayoría ya son metges de familia, es el nombre legal y el que tiene más adherencia y corresponde a la especialidad vía MIR. Algunos compañeros prefieren llamarse médicos generales, porque no han hecho el MIR de familia o porque son de otras especialidades, como medicina interna, pero están ejerciendo de médicos de familia. A ver si creías que sólo en la naturopatía había líos. </text:p>
      <text:p text:style-name="P3">Opciones de privacidad: existe el derecho a que un episodio sólo sea visible para una clave concreta de usuario sanitario, aquel/aquella que lo creó. Esto garantiza la confidencialidad. Por otra parte, si se ligan los antecedentes y los episodios y el tto farmacológico activo a la emisión de interconsultas (estos tienen su apartado propio más abajo), <text:s/>la posibilidad de no imprimir un episodio concreto debiera existir. En resumen, tres tipos de visualización de episodios. Primero y más habitual, NORMAL (todo sanitario lo ve y el título se imprime en interconsultas). Segundo, NO IMPRIMIBLE, aquel episodio que todo sanitario ve pero que no sale en interconsultas. Por ejemplo, si se deriva el paciente a fisioterapia, ¿es necesario que vean el episodio de abuso de alcohol? Probablemente la paciente del ejemplo prefiera que no. Tercero, RESERVADO, para episodios que nadie podrá ver salgo quien generó el episodio.</text:p>
      <text:p text:style-name="P2"/>
      <text:p text:style-name="P2"><text:soft-page-break/>ANTECEDENTES</text:p>
      <text:p text:style-name="P2"><text:tab/>-FAMILIARES<text:tab/>- QUIRÚRGICOS<text:tab/>-ALÉRGICOS<text:tab/>-MÉDICOS </text:p>
      <text:p text:style-name="P3">Opción de modificación en el tiempo. Opción de desplegar sus contenidos para tenerlos a la vista. Opción de importar títulos desde los diferentes episodios. </text:p>
      <text:p text:style-name="P2"/>
      <text:p text:style-name="P2">TRATAMIENTO <text:s/>FARMACOLÓGICO</text:p>
      <text:p text:style-name="P3">Con otro título algo diferente podría servir para homeopatía, naturopatía, etc. Debiera incorporar la posibilidad de tto activo y tto inactivo. Este último debiera ser ocultable, pues dificulta en casos crónicos con muchos cambios la comprensión de lo que la persona realmente toma. </text:p>
      <text:p text:style-name="P3"/>
      <text:p text:style-name="P3"/>
      <text:p text:style-name="P3">Veo útil una opción de imprimir listado de tto. Esta opción permite escribir en el pc los nombres de los fármacos, posología, duración del tto, indicaciones específicas, etc. y luego imprimirlo todo de una vez, en bonito, con el membrete del centro o del profesional y con los datos del mismo.</text:p>
      <text:p text:style-name="P2"/>
      <text:p text:style-name="P2">ANÁLISIS <text:s/>Y DATOS GENERALES</text:p>
      <text:p text:style-name="P3">Posibilidad de importar los datos. Aquí podrían ir datos numéricos como talla, peso, TA, perímetro craneal, </text:p>
      <text:p text:style-name="P3">Visualización como prueba con fecha, o vista como tabla de datos que muestre los parámetros obtenidos en el curso del tiempo y permita juzgar mejor la situación. Algún sistema que indique “análisis pendiente de ver” es interesante. Siguiendo el razonamiento, cada prueba debiera ser clasificable como “ya vista”. </text:p>
      <text:p text:style-name="P3">Contenidos diversos, no todos con parámetros numéricos: mediciones de laboratorio, pero también cultivos de muestras, anatomías patológicas, etc. Esto supone una dificultad. Tal vez lo que no responda <text:s/>a valores numéricos debiera ir en otro apartado, como los cultivos, anatomías patológicas y así. </text:p>
      <text:p text:style-name="P2"/>
      <text:p text:style-name="P2">PRUEBAS DE IMAGEN</text:p>
      <text:p text:style-name="P3">Posibilidad de importar los datos o de introducción desde memoria externa USB. Incluirá rx, ecografía, RMN, TAC, endoscopias y otras que no hace falta listar. <text:s/>Habrá que disponer de un programa lector lo más universal posible. No puedo dar más datos sobre esto. Algún sistema que indique “prueba pendiente de ver” es interesante. Doble entrada <text:s/>a las pruebas: desde este epígrafe o desde el episodio relacionado con la prueba. En una historia voluminosa se pierde tiempo buscando una prueba, o incluso averiguando si alguna vez se hizo una prueba de tal o cual tipo. </text:p>
      <text:p text:style-name="P2"/>
      <text:p text:style-name="P2">DERIVACIONES</text:p>
      <text:p text:style-name="P3">Textos recuperables de las interconsultas a otros profesionales. También podrían estar guardados en los EPISODIOS correspondientes, en vez de tener un epígrafe propio. La generación podría estar agrupada en la sección de PLANTILLAS de la <text:s/>BARRA DE FUNCIONES.</text:p>
      <text:p text:style-name="P2"/>
      <text:p text:style-name="P2">AVISOS</text:p>
      <text:p text:style-name="P3">Puede ser un flash que salta al entrar en la historia, y luego se cierra al clicarlo. Tendrá advertencias importantes pero que no correspondan a la historia en sí, o comentarios subjetivos que no procedan para la historia ni tengamos la obligación de entregar al paciente. Por ejemplo: “pedirle nº de teléfono y el e-mail”, “recordar pago de consultas anteriores”, <text:s/>“conducta inapropiada con la <text:s/>osteópata”…</text:p>
      <text:p text:style-name="P3"><text:soft-page-break/></text:p>
      <text:p text:style-name="P3">BARRA DE FUNCIONES</text:p>
      <text:p text:style-name="P3">La veo esencial. Permitiría activar peticiones de análisis, pruebas de imagen, <text:s/>abrir episodios, generar interconsultas, imprimir parte de la historia (generalmente un episodio) o toda ella, etc.</text:p>
      <text:p text:style-name="P3">Un apartado muy útil es el de <text:span text:style-name="T2">plantillas</text:span>. Las plantillas ahorran mucho trabajo en la redacción. Se archivan, y luego son recuperables para escribir de nuevo o utilizar el texto. Ejemplo de plantillas: asistencia a consulta (ésta puede ser administrativa), informe clínico abierto (texto libre pero con los datos de paciente, profesional y centro), <text:s/>hoja de tratamiento (la típica nota breve donde se indica un tto identificando a paciente y profesional), hoja de cuidados, interconsulta (una posibilidad es ubicar los interconsultas aquí y activarlos ligados a un episodio concreto) y otras que se nos ocurran. En mi trabajo la prescripción se dispara desde la barra de tareas y ahí ya aparecen las opciones de buscar fármacos. En esta opción podríamos incluir el uso de Vedemecum sin necesidad de prescribir, sólo para consultar algo. ¿Sería posible que cuando se va a prescribir un medicamento que tenga una interacción significativa con otro de la lista activa de tto farmacológico saltase un aviso advirtiendo antes de seguir con la prescripció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N VERDE: EPÍGRAFES DE LA HISTORIA</dc:title>
    <meta:initial-creator>Luis</meta:initial-creator>
    <meta:creation-date>2012-09-21T20:08:00</meta:creation-date>
    <dc:creator>Luis</dc:creator>
    <dc:date>2012-09-21T21:15:00</dc:date>
    <meta:editing-cycles>27</meta:editing-cycles>
    <meta:editing-duration>PT1H7M</meta:editing-duration>
    <meta:document-statistic meta:table-count="0" meta:image-count="0" meta:object-count="0" meta:page-count="3" meta:paragraph-count="33" meta:word-count="1211" meta:character-count="7636" meta:non-whitespace-character-count="6430"/>
    <meta:generator>LibreOffice/3.6$Linux_X86_64 LibreOffice_project/360m1$Build-2</meta:generator>
    <meta:user-defined meta:name="Información 1"/>
    <meta:user-defined meta:name="Información 2"/>
    <meta:user-defined meta:name="Información 3"/>
    <meta:user-defined meta:name="Información 4"/>
  </office:meta>
</office:document-meta>
</file>